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fec" officeooo:paragraph-rsid="001edfec"/>
    </style:style>
    <style:style style:name="P2" style:family="paragraph" style:parent-style-name="Standard">
      <style:text-properties fo:font-size="14pt" officeooo:rsid="001edfec" officeooo:paragraph-rsid="001edfec" style:font-size-asian="14pt" style:font-size-complex="14pt"/>
    </style:style>
    <style:style style:name="P3" style:family="paragraph" style:parent-style-name="Standard">
      <style:text-properties fo:font-variant="normal" fo:text-transform="none" fo:color="#3c4043" style:font-name="Roboto" fo:font-size="10.5pt" fo:letter-spacing="normal" fo:font-style="normal" fo:font-weight="normal" officeooo:rsid="001edfec" officeooo:paragraph-rsid="00226789"/>
    </style:style>
    <style:style style:name="P4" style:family="paragraph" style:parent-style-name="Standard">
      <style:text-properties fo:font-variant="normal" fo:text-transform="none" fo:color="#000000" style:font-name="Roboto" fo:font-size="10.5pt" fo:letter-spacing="normal" fo:font-style="normal" fo:font-weight="normal" officeooo:rsid="001edfec" officeooo:paragraph-rsid="00226789"/>
    </style:style>
    <style:style style:name="P5" style:family="paragraph" style:parent-style-name="Standard">
      <style:text-properties fo:font-variant="normal" fo:text-transform="none" fo:color="#000000" style:font-name="Roboto" fo:font-size="10.5pt" fo:letter-spacing="normal" fo:font-style="normal" fo:font-weight="normal" officeooo:paragraph-rsid="00226789"/>
    </style:style>
    <style:style style:name="P6" style:family="paragraph" style:parent-style-name="Standard">
      <style:text-properties officeooo:rsid="00239315" officeooo:paragraph-rsid="00239315"/>
    </style:style>
    <style:style style:name="P7" style:family="paragraph" style:parent-style-name="Standard">
      <style:text-properties officeooo:rsid="0024f729" officeooo:paragraph-rsid="0024f729"/>
    </style:style>
    <style:style style:name="P8" style:family="paragraph" style:parent-style-name="Standard">
      <style:text-properties officeooo:paragraph-rsid="0024f729"/>
    </style:style>
    <style:style style:name="P9" style:family="paragraph" style:parent-style-name="Standard">
      <style:text-properties officeooo:rsid="00253aa9" officeooo:paragraph-rsid="00253aa9"/>
    </style:style>
    <style:style style:name="P10" style:family="paragraph" style:parent-style-name="Standard">
      <style:text-properties officeooo:rsid="00263120" officeooo:paragraph-rsid="00263120"/>
    </style:style>
    <style:style style:name="P11" style:family="paragraph" style:parent-style-name="Standard">
      <style:text-properties officeooo:rsid="002676b7" officeooo:paragraph-rsid="002676b7"/>
    </style:style>
    <style:style style:name="P12" style:family="paragraph" style:parent-style-name="Standard">
      <style:text-properties officeooo:rsid="002676b7" officeooo:paragraph-rsid="00284b43"/>
    </style:style>
    <style:style style:name="P13" style:family="paragraph" style:parent-style-name="Standard">
      <style:text-properties officeooo:rsid="00284b43" officeooo:paragraph-rsid="00284b43"/>
    </style:style>
    <style:style style:name="P14" style:family="paragraph" style:parent-style-name="Standard">
      <style:text-properties fo:font-weight="bold" officeooo:rsid="00284b43" officeooo:paragraph-rsid="00284b43" style:font-weight-asian="bold" style:font-weight-complex="bold"/>
    </style:style>
    <style:style style:name="P15" style:family="paragraph" style:parent-style-name="Standard">
      <style:text-properties fo:font-weight="bold" officeooo:rsid="002a8657" officeooo:paragraph-rsid="002a8657" style:font-weight-asian="bold" style:font-weight-complex="bold"/>
    </style:style>
    <style:style style:name="P16" style:family="paragraph" style:parent-style-name="Standard">
      <style:text-properties fo:font-weight="bold" officeooo:rsid="002f2ccf" officeooo:paragraph-rsid="002f2ccf" style:font-weight-asian="bold" style:font-weight-complex="bold"/>
    </style:style>
    <style:style style:name="P17" style:family="paragraph" style:parent-style-name="Standard">
      <style:text-properties fo:font-weight="normal" officeooo:rsid="00284b43" officeooo:paragraph-rsid="00284b43" style:font-weight-asian="normal" style:font-weight-complex="normal"/>
    </style:style>
    <style:style style:name="P18" style:family="paragraph" style:parent-style-name="Standard">
      <style:text-properties fo:font-weight="normal" officeooo:rsid="0029a58b" officeooo:paragraph-rsid="0029a58b" style:font-weight-asian="normal" style:font-weight-complex="normal"/>
    </style:style>
    <style:style style:name="P19" style:family="paragraph" style:parent-style-name="Standard">
      <style:text-properties fo:font-weight="normal" officeooo:rsid="0029a58b" officeooo:paragraph-rsid="002a3bb4" style:font-weight-asian="normal" style:font-weight-complex="normal"/>
    </style:style>
    <style:style style:name="P20" style:family="paragraph" style:parent-style-name="Standard">
      <style:text-properties fo:font-weight="normal" officeooo:rsid="002a3bb4" officeooo:paragraph-rsid="002a3bb4" style:font-weight-asian="normal" style:font-weight-complex="normal"/>
    </style:style>
    <style:style style:name="P21" style:family="paragraph" style:parent-style-name="Standard">
      <style:text-properties fo:font-weight="normal" officeooo:rsid="002a8657" officeooo:paragraph-rsid="002a8657" style:font-weight-asian="normal" style:font-weight-complex="normal"/>
    </style:style>
    <style:style style:name="P22" style:family="paragraph" style:parent-style-name="Standard">
      <style:text-properties fo:font-weight="normal" officeooo:rsid="002b5662" officeooo:paragraph-rsid="002b5662" style:font-weight-asian="normal" style:font-weight-complex="normal"/>
    </style:style>
    <style:style style:name="P23" style:family="paragraph" style:parent-style-name="Standard">
      <style:text-properties fo:font-weight="normal" officeooo:rsid="002c2e2e" officeooo:paragraph-rsid="002c2e2e" style:font-weight-asian="normal" style:font-weight-complex="normal"/>
    </style:style>
    <style:style style:name="P24" style:family="paragraph" style:parent-style-name="Standard">
      <style:text-properties fo:font-weight="normal" officeooo:rsid="002f2ccf" officeooo:paragraph-rsid="002f2ccf" style:font-weight-asian="normal" style:font-weight-complex="normal"/>
    </style:style>
    <style:style style:name="P25" style:family="paragraph" style:parent-style-name="Standard">
      <style:text-properties officeooo:paragraph-rsid="002e18fa"/>
    </style:style>
    <style:style style:name="P26" style:family="paragraph" style:parent-style-name="Standard">
      <style:text-properties officeooo:rsid="002f2ccf" officeooo:paragraph-rsid="002f2ccf"/>
    </style:style>
    <style:style style:name="P27" style:family="paragraph" style:parent-style-name="Standard">
      <style:text-properties style:font-name="Liberation Serif1" fo:font-weight="normal" officeooo:rsid="0029a58b" officeooo:paragraph-rsid="00284b43" style:font-weight-asian="normal" style:font-weight-complex="normal"/>
    </style:style>
    <style:style style:name="P28" style:family="paragraph" style:parent-style-name="Standard">
      <style:text-properties style:font-name="Liberation Serif1" fo:font-weight="normal" officeooo:rsid="0029a58b" officeooo:paragraph-rsid="0029a58b" style:font-weight-asian="normal" style:font-weight-complex="normal"/>
    </style:style>
    <style:style style:name="P29" style:family="paragraph" style:parent-style-name="Standard">
      <style:text-properties style:font-name="Liberation Serif1" fo:font-weight="normal" officeooo:rsid="002a3bb4" officeooo:paragraph-rsid="002a3bb4" style:font-weight-asian="normal" style:font-weight-complex="normal"/>
    </style:style>
    <style:style style:name="P30" style:family="paragraph" style:parent-style-name="Standard">
      <style:text-properties style:font-name="Liberation Serif1" fo:font-weight="normal" officeooo:rsid="002a8657" officeooo:paragraph-rsid="002a3bb4" style:font-weight-asian="normal" style:font-weight-complex="normal"/>
    </style:style>
    <style:style style:name="P31" style:family="paragraph" style:parent-style-name="Standard">
      <style:text-properties style:font-name="Liberation Serif1" fo:font-weight="normal" officeooo:rsid="002a8657" officeooo:paragraph-rsid="002a8657" style:font-weight-asian="normal" style:font-weight-complex="normal"/>
    </style:style>
    <style:style style:name="P32" style:family="paragraph" style:parent-style-name="Standard">
      <style:text-properties style:font-name="Liberation Serif1" fo:font-weight="normal" officeooo:rsid="002b5662" officeooo:paragraph-rsid="002b5662" style:font-weight-asian="normal" style:font-weight-complex="normal"/>
    </style:style>
    <style:style style:name="P33" style:family="paragraph" style:parent-style-name="Standard">
      <style:text-properties style:font-name="Liberation Serif1" fo:font-weight="normal" officeooo:rsid="002c2e2e" officeooo:paragraph-rsid="002c2e2e" style:font-weight-asian="normal" style:font-weight-complex="normal"/>
    </style:style>
    <style:style style:name="P34" style:family="paragraph" style:parent-style-name="Standard">
      <style:text-properties style:font-name="Liberation Serif1" fo:font-weight="normal" officeooo:rsid="002c9868" officeooo:paragraph-rsid="002c9868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e18fa" officeooo:paragraph-rsid="002e18fa" style:font-weight-asian="normal" style:font-weight-complex="normal"/>
    </style:style>
    <style:style style:name="P36" style:family="paragraph" style:parent-style-name="Standard">
      <style:text-properties style:font-name="Liberation Serif1" fo:font-weight="normal" officeooo:rsid="002e18fa" officeooo:paragraph-rsid="002f2ccf" style:font-weight-asian="normal" style:font-weight-complex="normal"/>
    </style:style>
    <style:style style:name="P37" style:family="paragraph" style:parent-style-name="Standard">
      <style:text-properties style:font-name="Liberation Serif1" fo:font-weight="normal" officeooo:rsid="002f2ccf" officeooo:paragraph-rsid="002f2ccf" style:font-weight-asian="normal" style:font-weight-complex="normal"/>
    </style:style>
    <style:style style:name="P38" style:family="paragraph" style:parent-style-name="Standard">
      <style:text-properties style:font-name="Liberation Serif1" fo:font-weight="normal" officeooo:rsid="0033c8bb" officeooo:paragraph-rsid="0033c8bb" style:font-weight-asian="normal" style:font-weight-complex="normal"/>
    </style:style>
    <style:style style:name="P39" style:family="paragraph" style:parent-style-name="Standard">
      <style:text-properties style:font-name="Liberation Serif1" fo:font-weight="bold" officeooo:rsid="0029a58b" officeooo:paragraph-rsid="0029a58b" style:font-weight-asian="bold" style:font-weight-complex="bold"/>
    </style:style>
    <style:style style:name="P40" style:family="paragraph" style:parent-style-name="Standard">
      <style:text-properties style:font-name="Liberation Serif1" fo:font-weight="bold" officeooo:rsid="002a8657" officeooo:paragraph-rsid="002a8657" style:font-weight-asian="bold" style:font-weight-complex="bold"/>
    </style:style>
    <style:style style:name="P41" style:family="paragraph" style:parent-style-name="Standard">
      <style:text-properties style:font-name="Liberation Serif1" fo:font-weight="bold" officeooo:rsid="002b5662" officeooo:paragraph-rsid="002b5662" style:font-weight-asian="bold" style:font-weight-complex="bold"/>
    </style:style>
    <style:style style:name="P42" style:family="paragraph" style:parent-style-name="Standard">
      <style:text-properties style:font-name="Liberation Serif1" fo:font-weight="bold" officeooo:rsid="002c9868" officeooo:paragraph-rsid="002c9868" style:font-weight-asian="bold" style:font-weight-complex="bold"/>
    </style:style>
    <style:style style:name="P43" style:family="paragraph" style:parent-style-name="Standard">
      <style:text-properties style:font-name="Liberation Serif1" fo:font-weight="bold" officeooo:rsid="002f2ccf" officeooo:paragraph-rsid="002f2ccf" style:font-weight-asian="bold" style:font-weight-complex="bold"/>
    </style:style>
    <style:style style:name="P44" style:family="paragraph" style:parent-style-name="Standard">
      <style:text-properties style:font-name="Liberation Serif1" fo:font-weight="bold" officeooo:rsid="002e18fa" officeooo:paragraph-rsid="002f2ccf" style:font-weight-asian="bold" style:font-weight-complex="bold"/>
    </style:style>
    <style:style style:name="P45" style:family="paragraph" style:parent-style-name="Standard">
      <style:text-properties fo:color="#000000" officeooo:paragraph-rsid="00347e28"/>
    </style:style>
    <style:style style:name="P46" style:family="paragraph" style:parent-style-name="Standard">
      <style:text-properties fo:color="#000000" officeooo:rsid="001edfec" officeooo:paragraph-rsid="00226789"/>
    </style:style>
    <style:style style:name="P47" style:family="paragraph" style:parent-style-name="Standard">
      <style:text-properties fo:color="#000000" officeooo:rsid="001edfec" officeooo:paragraph-rsid="00347e28"/>
    </style:style>
    <style:style style:name="P48" style:family="paragraph" style:parent-style-name="Table_20_Contents">
      <style:paragraph-properties fo:text-align="center" style:justify-single-word="false"/>
      <style:text-properties officeooo:rsid="00239315" officeooo:paragraph-rsid="00239315"/>
    </style:style>
    <style:style style:name="P49" style:family="paragraph" style:parent-style-name="Table_20_Contents">
      <style:paragraph-properties fo:text-align="center" style:justify-single-word="false"/>
      <style:text-properties officeooo:rsid="00239315" officeooo:paragraph-rsid="0024f729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24f729"/>
    </style:style>
    <style:style style:name="P52" style:family="paragraph" style:parent-style-name="Table_20_Contents">
      <style:paragraph-properties fo:text-align="center" style:justify-single-word="false"/>
      <style:text-properties officeooo:rsid="0024f729" officeooo:paragraph-rsid="0024f729"/>
    </style:style>
    <style:style style:name="P53" style:family="paragraph" style:parent-style-name="Table_20_Contents">
      <style:paragraph-properties fo:text-align="center" style:justify-single-word="false"/>
      <style:text-properties officeooo:rsid="0031e724" officeooo:paragraph-rsid="0031e724"/>
    </style:style>
    <style:style style:name="P54" style:family="paragraph" style:parent-style-name="Standard" style:list-style-name="L1">
      <style:text-properties officeooo:rsid="00263120" officeooo:paragraph-rsid="00263120"/>
    </style:style>
    <style:style style:name="P55" style:family="paragraph" style:parent-style-name="Standard">
      <style:text-properties style:font-name="Liberation Serif1" fo:font-weight="normal" officeooo:rsid="003586db" officeooo:paragraph-rsid="003586db" style:font-weight-asian="normal" style:font-weight-complex="normal"/>
    </style:style>
    <style:style style:name="P56" style:family="paragraph" style:parent-style-name="Standard">
      <style:text-properties style:font-name="Liberation Serif1" fo:font-weight="normal" officeooo:rsid="003780de" officeooo:paragraph-rsid="003780de" style:font-weight-asian="normal" style:font-weight-complex="normal"/>
    </style:style>
    <style:style style:name="T1" style:family="text">
      <style:text-properties officeooo:rsid="001edfec"/>
    </style:style>
    <style:style style:name="T2" style:family="text">
      <style:text-properties fo:font-variant="normal" fo:text-transform="none" style:font-name="Roboto" fo:font-size="10.5pt" fo:letter-spacing="normal" fo:font-style="normal" fo:font-weight="normal"/>
    </style:style>
    <style:style style:name="T3" style:family="text">
      <style:text-properties officeooo:rsid="00239315"/>
    </style:style>
    <style:style style:name="T4" style:family="text">
      <style:text-properties officeooo:rsid="00253aa9"/>
    </style:style>
    <style:style style:name="T5" style:family="text">
      <style:text-properties officeooo:rsid="00284b43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9a58b"/>
    </style:style>
    <style:style style:name="T8" style:family="text">
      <style:text-properties style:font-name="Liberation Serif1" fo:font-weight="bold" style:font-weight-asian="bold" style:font-weight-complex="bold"/>
    </style:style>
    <style:style style:name="T9" style:family="text">
      <style:text-properties style:font-name="Liberation Serif1" fo:font-weight="normal" style:font-weight-asian="normal" style:font-weight-complex="normal"/>
    </style:style>
    <style:style style:name="T10" style:family="text">
      <style:text-properties style:font-name="Liberation Serif1" fo:font-weight="normal" officeooo:rsid="0029a58b" style:font-weight-asian="normal" style:font-weight-complex="normal"/>
    </style:style>
    <style:style style:name="T11" style:family="text">
      <style:text-properties style:font-name="Liberation Serif1" fo:font-weight="normal" officeooo:rsid="002e18fa" style:font-weight-asian="normal" style:font-weight-complex="normal"/>
    </style:style>
    <style:style style:name="T12" style:family="text">
      <style:text-properties style:font-name="Liberation Serif1" fo:font-weight="normal" officeooo:rsid="002f2ccf" style:font-weight-asian="normal" style:font-weight-complex="normal"/>
    </style:style>
    <style:style style:name="T13" style:family="text">
      <style:text-properties style:font-name="Liberation Serif1" fo:font-weight="normal" officeooo:rsid="002a8657" style:font-weight-asian="normal" style:font-weight-complex="normal"/>
    </style:style>
    <style:style style:name="T14" style:family="text">
      <style:text-properties style:font-name="Liberation Serif1" officeooo:rsid="002a3bb4"/>
    </style:style>
    <style:style style:name="T15" style:family="text">
      <style:text-properties style:font-name="Liberation Serif1" officeooo:rsid="002a8657"/>
    </style:style>
    <style:style style:name="T16" style:family="text">
      <style:text-properties style:font-name="Liberation Serif1" officeooo:rsid="002b5662"/>
    </style:style>
    <style:style style:name="T17" style:family="text">
      <style:text-properties style:font-name="Liberation Serif1" officeooo:rsid="002c2e2e"/>
    </style:style>
    <style:style style:name="T18" style:family="text">
      <style:text-properties style:font-name="Liberation Serif1" officeooo:rsid="002e18fa"/>
    </style:style>
    <style:style style:name="T19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urce devel/setup.bash </text:p>
      <text:p text:style-name="P4">roslaunch vp6242_description display.launch </text:p>
      <text:p text:style-name="P47">roslaunch vp6242_gazebo vp6242.launch</text:p>
      <text:p text:style-name="P45"><text:span text:style-name="T1"><text:line-break/></text:span><text:span text:style-name="T2">source /opt/ros/melodic/setup.bash </text:span></text:p>
      <text:p text:style-name="P5">source ~/robotica/devel/setup.bash </text:p>
      <text:p text:style-name="P5">roslaunch rviz_interactive_tf demo.launch</text:p>
      <text:p text:style-name="P46"/>
      <text:p text:style-name="P46">rosrun tf static_transform_publisher 0 0 0 0 0 0 <text:s/>world map 100</text:p>
      <text:p text:style-name="P46">rqt_tf_tree</text:p>
      <text:p text:style-name="P46"/>
      <text:p text:style-name="P4">No ambiente virtual do Rviz, incluir o marcador interativo: </text:p>
      <text:p text:style-name="P4">Clicar no botão Add (add new display), inferior esquerdo </text:p>
      <text:p text:style-name="P4">abrir a aba By topic </text:p>
      <text:p text:style-name="P4">selecionar a opção /itf1 /interactive_tf /update InteractiveMarkers </text:p>
      <text:p text:style-name="P4">apertar OK</text:p>
      <text:p text:style-name="P3"/>
      <text:p text:style-name="P2">Cinemática Direta </text:p>
      <text:p text:style-name="P1"/>
      <text:p text:style-name="P1">Theta →Representa o ângulo de rotação no eixo Z para que o ângulo de Xi-1 seja igual ao ângulo de Xi;</text:p>
      <text:p text:style-name="P1">Alpha →Representa o ângulo de rotação no eixo X para que o ângulo de Zi-1 seja igual ao ângulo de Zi</text:p>
      <text:p text:style-name="P1">a →Representa a distância entre Zi para Zi+1 medida ao longo do eixo X;</text:p>
      <text:p text:style-name="P1">d →Representa a distância entre Zi para <text:s/>Zi+1 medida ao longo do eixo Z</text:p>
      <text:p text:style-name="P1"/>
      <text:p text:style-name="P6">Exemplo do Robô Parado</text:p>
      <text:p text:style-name="P6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48">i</text:p>
          </table:table-cell>
          <table:table-cell table:style-name="Tabela1.A1" office:value-type="string">
            <text:p text:style-name="P48">Alphax</text:p>
          </table:table-cell>
          <table:table-cell table:style-name="Tabela1.A1" office:value-type="string">
            <text:p text:style-name="P48">ax</text:p>
          </table:table-cell>
          <table:table-cell table:style-name="Tabela1.A1" office:value-type="string">
            <text:p text:style-name="P48">dz</text:p>
          </table:table-cell>
          <table:table-cell table:style-name="Tabela1.E1" office:value-type="string">
            <text:p text:style-name="P48">Thetaz</text:p>
          </table:table-cell>
        </table:table-row>
        <table:table-row>
          <table:table-cell table:style-name="Tabela1.A2" office:value-type="string">
            <text:p text:style-name="P52">b</text:p>
          </table:table-cell>
          <table:table-cell table:style-name="Tabela1.A2" office:value-type="string">
            <text:p text:style-name="P52">0</text:p>
          </table:table-cell>
          <table:table-cell table:style-name="Tabela1.A2" office:value-type="string">
            <text:p text:style-name="P52">0</text:p>
          </table:table-cell>
          <table:table-cell table:style-name="Tabela1.A2" office:value-type="string">
            <text:p text:style-name="P52">0,155</text:p>
          </table:table-cell>
          <table:table-cell table:style-name="Tabela1.E2" office:value-type="string">
            <text:p text:style-name="P53"><text:span text:style-name="T6">ϴ</text:span><text:span text:style-name="T19">1</text:span></text:p>
          </table:table-cell>
        </table:table-row>
        <table:table-row>
          <table:table-cell table:style-name="Tabela1.A2" office:value-type="string">
            <text:p text:style-name="P48">1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52">0,125</text:p>
          </table:table-cell>
          <table:table-cell table:style-name="Tabela1.E2" office:value-type="string">
            <text:p text:style-name="P53"><text:span text:style-name="T6">ϴ</text:span><text:span text:style-name="T19">2</text:span></text:p>
          </table:table-cell>
        </table:table-row>
        <table:table-row>
          <table:table-cell table:style-name="Tabela1.A2" office:value-type="string">
            <text:p text:style-name="P48">2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52">0,21</text:p>
          </table:table-cell>
          <table:table-cell table:style-name="Tabela1.E2" office:value-type="string">
            <text:p text:style-name="P53"><text:span text:style-name="T6">ϴ</text:span><text:span text:style-name="T19">3</text:span></text:p>
          </table:table-cell>
        </table:table-row>
        <table:table-row>
          <table:table-cell table:style-name="Tabela1.A2" office:value-type="string">
            <text:p text:style-name="P48">3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50">-<text:span text:style-name="T3">0,075</text:span></text:p>
          </table:table-cell>
          <table:table-cell table:style-name="Tabela1.A2" office:value-type="string">
            <text:p text:style-name="P48">0</text:p>
          </table:table-cell>
          <table:table-cell table:style-name="Tabela1.E2" office:value-type="string">
            <text:p text:style-name="P53"><text:span text:style-name="T6">ϴ</text:span><text:span text:style-name="T19">4</text:span></text:p>
          </table:table-cell>
        </table:table-row>
        <table:table-row>
          <table:table-cell table:style-name="Tabela1.A2" office:value-type="string">
            <text:p text:style-name="P48">4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52">0,21</text:p>
          </table:table-cell>
          <table:table-cell table:style-name="Tabela1.E2" office:value-type="string">
            <text:p text:style-name="P53"><text:span text:style-name="T6">ϴ</text:span><text:span text:style-name="T19">5</text:span></text:p>
          </table:table-cell>
        </table:table-row>
        <table:table-row>
          <table:table-cell table:style-name="Tabela1.A2" office:value-type="string">
            <text:p text:style-name="P48">5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48">0</text:p>
          </table:table-cell>
          <table:table-cell table:style-name="Tabela1.A2" office:value-type="string">
            <text:p text:style-name="P52">0,07</text:p>
          </table:table-cell>
          <table:table-cell table:style-name="Tabela1.E2" office:value-type="string">
            <text:p text:style-name="P53"><text:span text:style-name="T6">ϴ</text:span><text:span text:style-name="T19">6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Exemplo do Robô com ângulos escolhidos</text:p>
      <text:p text:style-name="P7"/>
      <text:p text:style-name="P7">Junta 1 rotaciona ao redor de z</text:p>
      <text:p text:style-name="P7">Junta 2 rotaciona ao redor de <text:span text:style-name="T4">y</text:span></text:p>
      <text:p text:style-name="P9">Junta 3 rotaciona ao redor de y</text:p>
      <text:p text:style-name="P9">Junta 4 rotaciona ao redor de z</text:p>
      <text:p text:style-name="P9">Junta 5 rotaciona ao redor de x</text:p>
      <text:p text:style-name="P9">Junta 6 rotaciona ao redor de y</text:p>
      <text:p text:style-name="P9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49">i</text:p>
          </table:table-cell>
          <table:table-cell table:style-name="Tabela2.A1" office:value-type="string">
            <text:p text:style-name="P49">Alphax</text:p>
          </table:table-cell>
          <table:table-cell table:style-name="Tabela2.A1" office:value-type="string">
            <text:p text:style-name="P49">ax</text:p>
          </table:table-cell>
          <table:table-cell table:style-name="Tabela2.A1" office:value-type="string">
            <text:p text:style-name="P49">dz</text:p>
          </table:table-cell>
          <table:table-cell table:style-name="Tabela2.E1" office:value-type="string">
            <text:p text:style-name="P49">Thetaz</text:p>
          </table:table-cell>
        </table:table-row>
        <table:table-row>
          <table:table-cell table:style-name="Tabela2.A2" office:value-type="string">
            <text:p text:style-name="P52">b</text:p>
          </table:table-cell>
          <table:table-cell table:style-name="Tabela2.A2" office:value-type="string">
            <text:p text:style-name="P52"/>
          </table:table-cell>
          <table:table-cell table:style-name="Tabela2.A2" office:value-type="string">
            <text:p text:style-name="P52"/>
          </table:table-cell>
          <table:table-cell table:style-name="Tabela2.A2" office:value-type="string">
            <text:p text:style-name="P52"/>
          </table:table-cell>
          <table:table-cell table:style-name="Tabela2.E2" office:value-type="string">
            <text:p text:style-name="P52"/>
          </table:table-cell>
        </table:table-row>
        <table:table-row>
          <table:table-cell table:style-name="Tabela2.A2" office:value-type="string">
            <text:p text:style-name="P49">1</text:p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52"/>
          </table:table-cell>
          <table:table-cell table:style-name="Tabela2.E2" office:value-type="string">
            <text:p text:style-name="P49"/>
          </table:table-cell>
        </table:table-row>
        <table:table-row>
          <table:table-cell table:style-name="Tabela2.A2" office:value-type="string">
            <text:p text:style-name="P49">2</text:p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52"/>
          </table:table-cell>
          <table:table-cell table:style-name="Tabela2.E2" office:value-type="string">
            <text:p text:style-name="P49"/>
          </table:table-cell>
        </table:table-row>
        <table:table-row>
          <table:table-cell table:style-name="Tabela2.A2" office:value-type="string">
            <text:p text:style-name="P49">3</text:p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49"/>
          </table:table-cell>
          <table:table-cell table:style-name="Tabela2.E2" office:value-type="string">
            <text:p text:style-name="P49"/>
          </table:table-cell>
        </table:table-row>
        <table:table-row>
          <table:table-cell table:style-name="Tabela2.A2" office:value-type="string">
            <text:p text:style-name="P49">4</text:p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52"/>
          </table:table-cell>
          <table:table-cell table:style-name="Tabela2.E2" office:value-type="string">
            <text:p text:style-name="P49"/>
          </table:table-cell>
        </table:table-row>
        <table:table-row>
          <table:table-cell table:style-name="Tabela2.A2" office:value-type="string">
            <text:p text:style-name="P49">5</text:p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52"/>
          </table:table-cell>
          <table:table-cell table:style-name="Tabela2.E2" office:value-type="string">
            <text:p text:style-name="P49"/>
          </table:table-cell>
        </table:table-row>
      </table:table>
      <text:p text:style-name="P8"/>
      <text:p text:style-name="P8"/>
      <text:p text:style-name="P10">Cinemática Diferencial</text:p>
      <text:list xml:id="list2352736481" text:style-name="L1">
        <text:list-header>
          <text:p text:style-name="P54"/>
        </text:list-header>
      </text:list>
      <text:p text:style-name="P14">Diferenciação de Vetores Posição</text:p>
      <text:p text:style-name="P14"/>
      <text:p text:style-name="P11">B_V_Q → Vetor velocidade do ponto Q em relação ao sistema de referência B;</text:p>
      <text:p text:style-name="P11"/>
      <text:p text:style-name="P11">A(B_V_Q) → <text:s/>Vetor velocidade do ponto Q em relação ao sistema de referência B escrito em termos de um sistema de referência A;</text:p>
      <text:p text:style-name="P11"/>
      <text:p text:style-name="P12">A(B_V_Q) →<text:span text:style-name="T5"> Pode ser escrito da forma: A_R_B * B_V_Q. Onde incluímos de forma explícita a matriz de rotação que realiza a mudança no sistema de referência;</text:span></text:p>
      <text:p text:style-name="P12"/>
      <text:p text:style-name="P13">v_C = U_V_C ORG → Velocidade de um ponto genérico em relação ao sistema de referência universal. O ponto em questão é a origem do sistema de referência C e o sistema de referência é U;</text:p>
      <text:p text:style-name="P13"/>
      <text:p text:style-name="P14">Vetor Velocidade Angular</text:p>
      <text:p text:style-name="P14"/>
      <text:p text:style-name="P17">Enquanto que o vetor velocidade linear descreve o atributo de um ponto, o vetor <text:span text:style-name="T6">Ω (velocidade angular) descreve um atributo de um corpo. </text:span><text:span text:style-name="T7">Podemos considerar a velocidade angular como descrevendo o movimento rotacional de um sistema de referência.</text:span></text:p>
      <text:p text:style-name="P27"/>
      <text:p text:style-name="P28">A_Ω_B → O sistema de referência B está girando com velocidade angular em relação ao sistema de referência A.</text:p>
      <text:p text:style-name="P28"/>
      <text:p text:style-name="P19"><text:span text:style-name="T6">A direção A_Ω_B indica o e</text:span><text:span text:style-name="T14">i</text:span><text:span text:style-name="T6">xo de rotação de B em relação a A e a magnitude </text:span><text:span text:style-name="T14">de </text:span><text:span text:style-name="T6">A_Ω_B </text:span><text:span text:style-name="T14"><text:s/></text:span><text:span text:style-name="T6">revela a velocidade de rotação.</text:span></text:p>
      <text:p text:style-name="P28"><text:s/></text:p>
      <text:p text:style-name="P28">C(A_Ω_B) → Velocidade angular de B com relação a A expresso em termos de C</text:p>
      <text:p text:style-name="P28"/>
      <text:p text:style-name="P18"><text:soft-page-break/><text:span text:style-name="T6">ω_C = U_</text:span><text:span text:style-name="T8"> </text:span><text:span text:style-name="T6">Ω_C → Velocidade angular do sistema de referência C em relação a algum sistema de referência universal U.</text:span></text:p>
      <text:p text:style-name="P39">Velocidade Linear e Rotacional dos Corpos Rígidos</text:p>
      <text:p text:style-name="P28"/>
      <text:p text:style-name="P39">Velocidade Linear</text:p>
      <text:p text:style-name="P39"/>
      <text:p text:style-name="P28">Descrever o Movimento de B_Q em relação ao sistema de referência A</text:p>
      <text:p text:style-name="P28"/>
      <text:p text:style-name="P28">O sistema de referência B está localizado em relação a A, por um vetor de posição A_P_ B ORG, e uma matriz de rotação A_R_B. Presumindo que a orientação de A_R_B não se altera com o tempo – ou seja, o movimento do ponto Q em relação a A decorre da mudança de A_P_B ORG ou B_Q no tempo</text:p>
      <text:p text:style-name="P28"/>
      <text:p text:style-name="P28">A velocidade linear do ponto Q em termos de A é:</text:p>
      <text:p text:style-name="P28"/>
      <text:p text:style-name="P28">A_V_Q = A_V_B ORG + A_R_B * <text:s/>B_V_Q</text:p>
      <text:p text:style-name="P28"/>
      <text:p text:style-name="P39">Velocidade Rotacional</text:p>
      <text:p text:style-name="P39"/>
      <text:p text:style-name="P29">Considerando dois sistemas com origens coincidentes e velocidade linear relativa zero. Suas origens permanecerão coincidentes todo o tempo.</text:p>
      <text:p text:style-name="P29"/>
      <text:p text:style-name="P20"><text:span text:style-name="T6">A orientação do sistema de referência B com relação ao sistema de referência A está mudando no tempo. A velocidade rotacional de B com relação a A é descrita por um vetor <text:s/></text:span><text:span text:style-name="T7">A_Ω_B. </text:span><text:span text:style-name="T15">Também indicamos um vetor B_Q que localiza um ponto fixo em B.</text:span></text:p>
      <text:p text:style-name="P30"/>
      <text:p text:style-name="P31">Considerando Q constante visto do sistema de referência B, ou seja, B_V_Q = 0</text:p>
      <text:p text:style-name="P31"/>
      <text:p text:style-name="P21"><text:span text:style-name="T6">A_V_Q = <text:s/></text:span><text:span text:style-name="T7">A_Ω_B </text:span><text:span text:style-name="T6">X A_Q – Produto vetorial</text:span></text:p>
      <text:p text:style-name="P31"/>
      <text:p text:style-name="P31">Em um caso genérico, o vetor Q pode, também, estar mudando com relação ao sistema de referência B, de forma que, somando esse componente, temos.</text:p>
      <text:p text:style-name="P31"/>
      <text:p text:style-name="P21"><text:span text:style-name="T6">A_V_Q = A(B_V_Q) + </text:span><text:span text:style-name="T7">A_Ω_B </text:span><text:span text:style-name="T6">X A_Q</text:span></text:p>
      <text:p text:style-name="P31"/>
      <text:p text:style-name="P31">Usando uma matriz de rotação A_R_B removemos o sobrescrito</text:p>
      <text:p text:style-name="P21"><text:span text:style-name="T6">A_V_Q = A_R_B * B_V_Q + <text:s/></text:span><text:span text:style-name="T7">A_Ω_B </text:span><text:span text:style-name="T6">X <text:s/>A_R_B * B_Q</text:span></text:p>
      <text:p text:style-name="P31"/>
      <text:p text:style-name="P40">Velocidades linear e rotacional simultâneas</text:p>
      <text:p text:style-name="P31"/>
      <text:p text:style-name="P31">Quando as origens não são coincidentes, para derivar a fórmula geral para a velocidade de um vetor fixo no sistema de referência B, conforme visto de A</text:p>
      <text:p text:style-name="P31"/>
      <text:p text:style-name="P15"><text:span text:style-name="T9">A_V_Q = A_V_B ORG + A_R_B * <text:s/>B_V_Q + </text:span><text:span text:style-name="T10">A_Ω_B </text:span><text:span text:style-name="T9">X <text:s/>A_R_B * B_Q</text:span></text:p>
      <text:p text:style-name="P31"/>
      <text:p text:style-name="P31">É o resultado final para a derivada de um vetor em um sistema de referência em movimento, conforme visto de um sistema de referência estacionário</text:p>
      <text:p text:style-name="P31"/>
      <text:p text:style-name="P41">Propriedade da derivada de uma matriz ortonormal</text:p>
      <text:p text:style-name="P41"/>
      <text:p text:style-name="P41">Velocidade de um ponto devido ao sistema de referência rotacional</text:p>
      <text:p text:style-name="P32"/>
      <text:p text:style-name="P32"><text:soft-page-break/>Considerando um vetor fixo B_P que não se altera em relação ao sistema de referência B. Sua descrição em outro sistema de referência A é dada como</text:p>
      <text:p text:style-name="P32">A_P = A_R_B * B_P</text:p>
      <text:p text:style-name="P32"/>
      <text:p text:style-name="P32">Se o sistema de referência B está girando (isto é, a derivada de A_R_B é diferente de zero), então A_P estará mudando embora B_P seja constante, ou seja</text:p>
      <text:p text:style-name="P32"/>
      <text:p text:style-name="P32">d/dt(A_P) = d/dt(A_R_B) * B_P</text:p>
      <text:p text:style-name="P32"/>
      <text:p text:style-name="P32">usando a notação de velocidade</text:p>
      <text:p text:style-name="P32"/>
      <text:p text:style-name="P32">A_V_P <text:s/>= d/dt(A_R_B) * B_P</text:p>
      <text:p text:style-name="P32"/>
      <text:p text:style-name="P22"><text:span text:style-name="T6">Reescrevendo B_P </text:span><text:span text:style-name="T17">= A_R_B^-1 * A_P</text:span></text:p>
      <text:p text:style-name="P32"/>
      <text:p text:style-name="P32">A_V_P <text:s/>= d/dt(A_R_B) * A_R_B^-1 *A_P</text:p>
      <text:p text:style-name="P32"/>
      <text:p text:style-name="P32">Usando o resultado das matrizes ortonormais, temos</text:p>
      <text:p text:style-name="P32"/>
      <text:p text:style-name="P32">A_V_P = A_S_B * A_P </text:p>
      <text:p text:style-name="P32"/>
      <text:p text:style-name="P22"><text:span text:style-name="T6">em que adornarmos S com sub e sobrescritos para indicar que é a matriz antissimétrica associada à matriz rotacional específica A_R_B. A matriz antissimétrica que apresentamos é chamada de </text:span><text:span text:style-name="T8">matriz de velocidade angular.</text:span></text:p>
      <text:p text:style-name="P32"/>
      <text:p text:style-name="P41">Matrizes antissimétricas e o produto vetorial</text:p>
      <text:p text:style-name="P41"/>
      <text:p text:style-name="P32">Se atribuirmos elementos a uma matriz antissimétrica S como se segue</text:p>
      <text:p text:style-name="P32"/>
      <text:p text:style-name="P22"><text:span text:style-name="T6">S = [<text:tab/>0 <text:tab/>– </text:span><text:span text:style-name="T7">Ω_</text:span><text:span text:style-name="T6">X <text:tab/></text:span><text:span text:style-name="T7">Ω_</text:span><text:span text:style-name="T6">Y</text:span></text:p>
      <text:p text:style-name="P22"><text:span text:style-name="T6"><text:tab/></text:span><text:span text:style-name="T7">Ω_</text:span><text:span text:style-name="T6">X<text:tab/> 0<text:tab/><text:tab/>-</text:span><text:span text:style-name="T7">Ω_</text:span><text:span text:style-name="T6">X</text:span></text:p>
      <text:p text:style-name="P22"><text:span text:style-name="T6"><text:tab/>-</text:span><text:span text:style-name="T7">Ω_</text:span><text:span text:style-name="T6">Y<text:tab/></text:span><text:span text:style-name="T7">Ω_</text:span><text:span text:style-name="T6">X<text:tab/><text:tab/>0 ]</text:span></text:p>
      <text:p text:style-name="P32"/>
      <text:p text:style-name="P32">e definirmos o vetor coluna 3x1</text:p>
      <text:p text:style-name="P32"/>
      <text:p text:style-name="P22"><text:span text:style-name="T7">Ω = [ <text:tab/>Ω_</text:span><text:span text:style-name="T6">X</text:span></text:p>
      <text:p text:style-name="P22"><text:span text:style-name="T6"><text:tab/></text:span><text:span text:style-name="T7">Ω_</text:span><text:span text:style-name="T6">Y</text:span></text:p>
      <text:p text:style-name="P22"><text:span text:style-name="T6"><text:tab/></text:span><text:span text:style-name="T7">Ω_</text:span><text:span text:style-name="T6">Z ]</text:span></text:p>
      <text:p text:style-name="P32"/>
      <text:p text:style-name="P32">verificamos facilmente que </text:p>
      <text:p text:style-name="P32"/>
      <text:p text:style-name="P22"><text:span text:style-name="T6">SP = </text:span><text:span text:style-name="T7">Ω </text:span><text:span text:style-name="T6">X</text:span><text:span text:style-name="T7"> </text:span><text:span text:style-name="T6">P</text:span></text:p>
      <text:p text:style-name="P32"/>
      <text:p text:style-name="P23"><text:span text:style-name="T6">O vetor 3x1 que corresponde à matriz de velocidade angular 3x3, é chamado de </text:span><text:span text:style-name="T8">vetor de velocidade angular</text:span></text:p>
      <text:p text:style-name="P33"/>
      <text:p text:style-name="P23"><text:span text:style-name="T6">Portanto a relação </text:span><text:span text:style-name="T16">A_V_P = A_S_B * A_P , </text:span><text:span text:style-name="T6">pode ser escrita</text:span></text:p>
      <text:p text:style-name="P33"/>
      <text:p text:style-name="P23"><text:span text:style-name="T6">A_V_P = A_</text:span><text:span text:style-name="T7">Ω_</text:span><text:span text:style-name="T6">B X A_P</text:span></text:p>
      <text:p text:style-name="P33"/>
      <text:p text:style-name="P23"><text:span text:style-name="T6">no qual mostramos a notação para <text:s/></text:span><text:span text:style-name="T7">Ω </text:span><text:span text:style-name="T6">indicando ser o vetor velocidade angular que especifica o movimento do sistema de referência B em relação a A</text:span></text:p>
      <text:p text:style-name="P33"><text:soft-page-break/></text:p>
      <text:p text:style-name="P42">Movimento dos elos de um Robô</text:p>
      <text:p text:style-name="P42">“Propagação” de velocidade de um elo para outro</text:p>
      <text:p text:style-name="P42"/>
      <text:p text:style-name="P34">A velocidade do elo i +1será a do elo i mais os novos componentes de velocidade que sejam acrescentados pelo elo i + 1</text:p>
      <text:p text:style-name="P34"/>
      <text:p text:style-name="P34">Vamos representar as velocidades com respeito ao próprio sistema de referência do elo e não ao sistema básico de coordenadas.</text:p>
      <text:p text:style-name="P34"/>
      <text:p text:style-name="P35">Velocidades rotacionais podem ser acrescentadas quando ambos os vetores ω forem escritos com relação ao mesmo sistema de referência. Assim a velocidade angular do elo i+1 é a mesma que a do elo i mais um novo componente causado pela velocidade rotacional na junta i+1. Isso pode ser escrito, em termos de sistema de referência i, como</text:p>
      <text:p text:style-name="P35"/>
      <text:p text:style-name="P25"><text:span text:style-name="T11">i_ω_i+1 = i_w_i + i_R_i+1 </text:span><text:span text:style-name="T12">+</text:span><text:span text:style-name="T11"> d/dt(theta_i+1) * i+1_Z_i+1^</text:span></text:p>
      <text:p text:style-name="P35"/>
      <text:p text:style-name="P35">Perceba que </text:p>
      <text:p text:style-name="P35"/>
      <text:p text:style-name="P35">d/dt(theta_i+1) * i+1_Z_i+1^ = i+1 [<text:tab/>0</text:p>
      <text:p text:style-name="P35"><text:tab/><text:tab/><text:tab/><text:tab/><text:tab/>0</text:p>
      <text:p text:style-name="P35"><text:tab/><text:tab/><text:tab/><text:tab/><text:tab/>/dt(theta_i+1)]</text:p>
      <text:p text:style-name="P35"/>
      <text:p text:style-name="P35">Utilizamos a matriz rotacional relacionando os sistemas de referência i e i+1 a fim de representar o componente rotacional acrescentado por causa do movimento da junta no sistema de referência i. A matriz rotacional gira o eixo de rotação da junta i+1 até sua descrição no sistema de referência i, de forma que os dois componentes de velocidade angular possam ser somados.</text:p>
      <text:p text:style-name="P35"/>
      <text:p text:style-name="P35">Multiplicando previamente os dois lado da eq anterior por i+1_R_i, podemos encontrar a descrição da velocidade angular do elo i + 1 com relação ao sistema de referência i+1</text:p>
      <text:p text:style-name="P35"/>
      <text:p text:style-name="P36">i+1_ω-i+1 = i+1_R_i * <text:s/>i_ω_i + d/dt(theta_i+1) * i+1_Z_i+1^</text:p>
      <text:p text:style-name="P36"/>
      <text:p text:style-name="P26"><text:span text:style-name="T9">A velocidade linear da origem do sistema de referência i+1 é a mesma que a do sistema de referência i mais um novo componente causado pela velocidade rotacional do elo i. Essa é a mesma situação descrita por - </text:span><text:span text:style-name="T13">A_V_Q = A_V_B ORG + A_R_B * <text:s/>B_V_Q + </text:span><text:span text:style-name="T10">A_Ω_B </text:span><text:span text:style-name="T13">X <text:s/>A_R_B * B_Q</text:span></text:p>
      <text:p text:style-name="P26"><text:span text:style-name="T13">, </text:span><text:span text:style-name="T9">sendo que um termo desaparece porque i_P_i+1 é constante no sistema de referÊncia i. Assim, temos</text:span></text:p>
      <text:p text:style-name="P37"/>
      <text:p text:style-name="P26"><text:span text:style-name="T9">i_v_i+1 = i_v_i + i_</text:span><text:span text:style-name="T11">ω_</text:span><text:span text:style-name="T9">i X i_P_i+1</text:span></text:p>
      <text:p text:style-name="P37"/>
      <text:p text:style-name="P37">Multiplicando por i+1_R_i</text:p>
      <text:p text:style-name="P37"/>
      <text:p text:style-name="P26"><text:span text:style-name="T9">i+1_v_i+1 = <text:s/>i+1_R_i * (i_v_i + i_</text:span><text:span text:style-name="T11">ω_</text:span><text:span text:style-name="T9">i X i_P_i+1)</text:span></text:p>
      <text:p text:style-name="P37"/>
      <text:p text:style-name="P43">Aplicando </text:p>
      <text:p text:style-name="P43"/>
      <text:p text:style-name="P44">i+1_ω-i+1 = i+1_R_i * <text:s/>i_ω_i + d/dt(theta_i+1) * i+1_Z_i+1^</text:p>
      <text:p text:style-name="P43">e</text:p>
      <text:p text:style-name="P16"><text:span text:style-name="T6">i+1_v_i+1 = <text:s/>i+1_R_i * (i_v_i + i_</text:span><text:span text:style-name="T18">ω_</text:span><text:span text:style-name="T6">i X i_P_i+1)</text:span></text:p>
      <text:p text:style-name="P43"/>
      <text:p text:style-name="P43">podemos computar as velocidades rotacional e linear do último elo</text:p>
      <text:p text:style-name="P37"><text:soft-page-break/></text:p>
      <text:p text:style-name="P43">Jacobianos</text:p>
      <text:p text:style-name="P43"/>
      <text:p text:style-name="P37">No campo da robótica, Jacobianos são usados para relacionar as velocidades de juntas a velocidades cartesianas da ponta do braço</text:p>
      <text:p text:style-name="P37"/>
      <text:p text:style-name="P37">0_v = 0_J(Θ)d/dt(Θ)</text:p>
      <text:p text:style-name="P37"/>
      <text:p text:style-name="P37">Θ – Vetor dos ângulos das juntas do manipulador e v é um vetor de velocidades cartesianas</text:p>
      <text:p text:style-name="P37"/>
      <text:p text:style-name="P37">Para um robô de seis juntas o Jacobiano é 6x6, d/dt(Θ) = 6X1 e 0_v é 6X1</text:p>
      <text:p text:style-name="P37"/>
      <text:p text:style-name="P37">Esse vetor velocidade cartesiana é o vetor de velocidade linear 3X1 e o vetor de velocidade rotacional 3X1 empilhados</text:p>
      <text:p text:style-name="P37"/>
      <text:p text:style-name="P37">0_v = [0_v</text:p>
      <text:p text:style-name="P24"><text:span text:style-name="T6"><text:tab/>0_ </text:span><text:span text:style-name="T18">ω</text:span><text:span text:style-name="T6">]</text:span></text:p>
      <text:p text:style-name="P37"/>
      <text:p text:style-name="P37"/>
      <text:p text:style-name="P38">Tenho que ler o valor dos ângulos das juntas, depois disso, com o comando de velocidade eu sei as velocidades lineares e angulares do robô, com isso, eu utilizo a inversa da Jacobiana para descobrir os ângulos finais do robô </text:p>
      <text:p text:style-name="P38"/>
      <text:p text:style-name="P38"/>
      <text:p text:style-name="P55">descrever a técnica utilizada por padrão no moveit</text:p>
      <text:p text:style-name="P55"/>
      <text:p text:style-name="P56">loop de controle baseado na referencia calcular a jacobiana, multiplica a jacobiana inv pela velocidade cartesiana, e essas velocidades devem s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3:11:31.199378526</meta:creation-date>
    <dc:date>2021-01-07T19:32:17.791099871</dc:date>
    <meta:editing-duration>PT10H38M56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6" meta:paragraph-count="167" meta:word-count="1529" meta:character-count="8531" meta:non-whitespace-character-count="7106"/>
  </office:meta>
</office:document-meta>
</file>